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path draw:style-name="gr1" draw:layer="layout" svg:width="14.06cm" svg:height="14.06cm" svg:x="0.026cm" svg:y="0.026cm" svg:viewBox="0 0 14061 14061" svg:d="M0 14061h14061M14061 14061v-14061M14061 0h-14061M0 0v14061">
          <text:p/>
        </draw:path>
        <draw:line draw:style-name="gr1" draw:layer="layout" svg:x1="2.135cm" svg:y1="0.026cm" svg:x2="2.135cm" svg:y2="14.086cm">
          <text:p/>
        </draw:line>
        <draw:line draw:style-name="gr1" draw:layer="layout" svg:x1="0.026cm" svg:y1="2.135cm" svg:x2="14.086cm" svg:y2="2.1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"/>
    <meta:generator>LibreOffice/4.3.3.2$Linux_x86 LibreOffice_project/430m0$Build-2</meta:generator>
  </office:meta>
</office:document-meta>
</file>